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5.229cm" table:align="left"/>
    </style:style>
    <style:style style:name="Таблица1.A" style:family="table-column">
      <style:table-column-properties style:column-width="3.452cm"/>
    </style:style>
    <style:style style:name="Таблица1.B" style:family="table-column">
      <style:table-column-properties style:column-width="4.547cm"/>
    </style:style>
    <style:style style:name="Таблица1.C" style:family="table-column">
      <style:table-column-properties style:column-width="4.725cm"/>
    </style:style>
    <style:style style:name="Таблица1.D" style:family="table-column">
      <style:table-column-properties style:column-width="2.505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text-properties style:font-name="Times New Roman" fo:font-size="14pt" style:font-size-asian="14pt" style:font-size-complex="14pt"/>
    </style:style>
    <style:style style:name="P2" style:family="paragraph" style:parent-style-name="Heading_20_4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Heading_20_4">
      <style:paragraph-properties fo:margin-left="0cm" fo:margin-right="0cm" fo:text-indent="0cm" style:auto-text-indent="false" fo:keep-with-next="auto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Heading_20_3">
      <style:text-properties style:font-name="Times New Roman" fo:font-size="14pt" fo:background-color="#ffffff" style:font-size-asian="14pt" style:font-size-complex="14pt"/>
    </style:style>
    <style:style style:name="P9" style:family="paragraph" style:parent-style-name="Heading_20_3" style:master-page-name="">
      <style:paragraph-properties style:page-number="auto" fo:keep-with-next="auto"/>
      <style:text-properties style:font-name="Times New Roman" fo:font-size="14pt" fo:background-color="#ffffff" style:font-size-asian="14pt" style:font-size-complex="14pt"/>
    </style:style>
    <style:style style:name="P10" style:family="paragraph" style:parent-style-name="Text_20_body">
      <style:text-properties style:font-name="Times New Roman" fo:font-size="14pt" fo:background-color="#ffffff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Heading_20_4">
      <style:text-properties officeooo:paragraph-rsid="001f071c"/>
    </style:style>
    <style:style style:name="P1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 fo:keep-with-next="auto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>
      <style:text-properties officeooo:paragraph-rsid="001f071c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background-color="#ffffff" loext:char-shading-value="0" style:font-size-asian="14pt" style:font-size-complex="14pt"/>
    </style:style>
    <style:style style:name="T3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style:style style:name="T4" style:family="text">
      <style:text-properties style:font-name="Times New Roman" fo:font-size="14pt" officeooo:rsid="001f071c" fo:background-color="#ffffff" loext:char-shading-value="0" style:font-size-asian="14pt" style:font-size-complex="14pt"/>
    </style:style>
    <style:style style:name="T5" style:family="text">
      <style:text-properties style:font-name="Times New Roman" fo:font-size="14pt" fo:font-weight="bold" officeooo:rsid="001e67fe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1f071c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Теоретическая часть</text:h>
      <text:p text:style-name="P11"><text:span text:style-name="Strong_20_Emphasis"><text:span text:style-name="T1">1.1. Типы ошибок в коде:</text:span></text:span></text:p>
      <text:list text:style-name="L1">
        <text:list-header>
          <text:p text:style-name="P13"><text:span text:style-name="Strong_20_Emphasis"><text:span text:style-name="T1">Синтаксическая ош</text:span></text:span><text:span text:style-name="Strong_20_Emphasis"><text:span text:style-name="T2">ибка:</text:span></text:span><text:span text:style-name="T2"> Ошибка в написании кода, нарушающая правила синтаксиса языка программирования. Пример: </text:span><text:span text:style-name="Source_20_Text"><text:span text:style-name="T3">print("Hello"</text:span></text:span><text:span text:style-name="T2"> (отсутствует закрывающая кавычка).</text:span></text:p>
          <text:p text:style-name="P13"><text:span text:style-name="Strong_20_Emphasis"><text:span text:style-name="T2">Логическая ошибка:</text:span></text:span><text:span text:style-name="T2"> Ошибка в алгоритме или логике программы, приводящая к неправильному результату, даже если код синтаксически верен. Пример: Перепутаны условия </text:span><text:span text:style-name="Source_20_Text"><text:span text:style-name="T3">&gt;</text:span></text:span><text:span text:style-name="T2"> и </text:span><text:span text:style-name="Source_20_Text"><text:span text:style-name="T3">&lt;</text:span></text:span><text:span text:style-name="T2"> при сравнении чисел.</text:span></text:p>
          <text:p text:style-name="P13"><text:span text:style-name="Strong_20_Emphasis"><text:span text:style-name="T2">Ошибка в условии (неправильное условие):</text:span></text:span><text:span text:style-name="T2"> Неправильное логическое выражение в </text:span><text:span text:style-name="Source_20_Text"><text:span text:style-name="T3">if</text:span></text:span><text:span text:style-name="T2">, </text:span><text:span text:style-name="Source_20_Text"><text:span text:style-name="T3">while</text:span></text:span><text:span text:style-name="T2"> или других операторах, управляющих потоком выполнения. Пример: </text:span><text:span text:style-name="Source_20_Text"><text:span text:style-name="T3">if x &gt; 10 and x &lt; 5:</text:span></text:span><text:span text:style-name="T2"> (условие никогда не будет выполнено).</text:span></text:p>
          <text:p text:style-name="P13"><text:span text:style-name="Strong_20_Emphasis"><text:span text:style-name="T2">Ошибка обработки граничных случаев:</text:span></text:span><text:span text:style-name="T2"> Некорректная обработка крайних или предельных значений входных данных, приводящая к неожиданным результатам или сбоям. Пример: Деление на ноль, когда делитель может быть равен нулю.</text:span></text:p>
          <text:p text:style-name="P13"><text:span text:style-name="Strong_20_Emphasis"><text:span text:style-name="T2">Отклонение от алгоритма (код делает не то, что описано):</text:span></text:span><text:span text:style-name="T2"> Код не соответствует описанному алгоритму или спецификации, даже если он не содержит явных ошибок. Пример: Алгоритм требует использования бинарного поиска, а код использует линейный поиск.</text:span></text:p>
        </text:list-header>
      </text:list>
      <text:p text:style-name="P11"><text:span text:style-name="Strong_20_Emphasis"><text:span text:style-name="T2">1.2. Методы поиска ошибок:</text:span></text:span></text:p>
      <text:list text:style-name="L2">
        <text:list-header>
          <text:p text:style-name="P14"><text:span text:style-name="Strong_20_Emphasis"><text:span text:style-name="T2">Визуальный анализ кода:</text:span></text:span><text:span text:style-name="T2"> Чтение и внимательное изучение кода, строка за строкой, для выявления возможных ошибок или несоответствий.</text:span></text:p>
          <text:p text:style-name="P14"><text:span text:style-name="Strong_20_Emphasis"><text:span text:style-name="T2">Сравнение с описанием алгоритма:</text:span></text:span><text:span text:style-name="T2"> Сопоставление кода с подробным описанием алгоритма или спецификацией, чтобы убедиться, что код реализует алгоритм правильно.</text:span></text:p>
          <text:p text:style-name="P15"><text:span text:style-name="Strong_20_Emphasis"><text:span text:style-name="T2">Ручное тестирование на конкретных примерах:</text:span></text:span><text:span text:style-name="T2"> Запуск кода с различными входными данными и сравнение фактических результатов с ожидаемыми, чтобы выявить ошибки в логике или обработке граничных случаев.</text:span></text:p>
        </text:list-header>
      </text:list>
      <text:h text:style-name="P8" text:outline-level="3"/>
      <text:h text:style-name="P9" text:outline-level="3"/>
      <text:h text:style-name="P8" text:outline-level="3"><text:soft-page-break/>Практическая часть</text:h>
      <text:h text:style-name="P3" text:outline-level="4">2.1. Найденные ошибки/отклонения:</text:h>
      <text:list text:style-name="L3">
        <text:list-item>
          <text:p text:style-name="P16"><text:span text:style-name="Strong_20_Emphasis"><text:span text:style-name="T1">Строка </text:span></text:span><text:span text:style-name="Strong_20_Emphasis"><text:span text:style-name="T2">6:</text:span></text:span><text:span text:style-name="T2"> Ошибка типа </text:span><text:span text:style-name="Strong_20_Emphasis"><text:span text:style-name="T2">[отклонение от алгоритма]</text:span></text:span><text:span text:style-name="T2">.</text:span></text:p>
          <text:list>
            <text:list-header>
              <text:p text:style-name="P17"><text:span text:style-name="Strong_20_Emphasis"><text:span text:style-name="T2">Описание:</text:span></text:span><text:span text:style-name="T2"> Верхняя граница бинарного поиска установлена как </text:span><text:span text:style-name="Source_20_Text"><text:span text:style-name="T3">n</text:span></text:span><text:span text:style-name="T2">, а должна быть </text:span><text:span text:style-name="Source_20_Text"><text:span text:style-name="T3">n // 2</text:span></text:span><text:span text:style-name="T2">.</text:span></text:p>
              <text:p text:style-name="P17"><text:span text:style-name="Strong_20_Emphasis"><text:span text:style-name="T2">Почему:</text:span></text:span><text:span text:style-name="T2"> Согласно спецификации, бинарный поиск должен выполняться в диапазоне от 2 до </text:span><text:span text:style-name="Source_20_Text"><text:span text:style-name="T3">n // 2</text:span></text:span><text:span text:style-name="T2">, так как корень из </text:span><text:span text:style-name="Source_20_Text"><text:span text:style-name="T3">n</text:span></text:span><text:span text:style-name="T2"> не может быть больше </text:span><text:span text:style-name="Source_20_Text"><text:span text:style-name="T3">n/2</text:span></text:span><text:span text:style-name="T2"> при </text:span><text:span text:style-name="Source_20_Text"><text:span text:style-name="T3">n&gt;1</text:span></text:span><text:span text:style-name="T2">. Установка </text:span><text:span text:style-name="Source_20_Text"><text:span text:style-name="T3">high = n</text:span></text:span><text:span text:style-name="T2"> приводит к излишним итерациям и может быть неэффективной.</text:span></text:p>
            </text:list-header>
          </text:list>
        </text:list-item>
        <text:list-item>
          <text:p text:style-name="P17"><text:span text:style-name="Strong_20_Emphasis"><text:span text:style-name="T2">Строка 1:</text:span></text:span><text:span text:style-name="T2"> Ошибка типа </text:span><text:span text:style-name="Strong_20_Emphasis"><text:span text:style-name="T2">[логическая ошибка]</text:span></text:span><text:span text:style-name="T2">.</text:span></text:p>
          <text:list>
            <text:list-header>
              <text:p text:style-name="P17"><text:span text:style-name="Strong_20_Emphasis"><text:span text:style-name="T2">Описание:</text:span></text:span><text:span text:style-name="T2"> Условие </text:span><text:span text:style-name="Source_20_Text"><text:span text:style-name="T3">n &lt;= 0</text:span></text:span><text:span text:style-name="T2"> должно быть </text:span><text:span text:style-name="Source_20_Text"><text:span text:style-name="T3">n &lt; 0</text:span></text:span><text:span text:style-name="T2"> для соответствия ТЗ.</text:span></text:p>
              <text:p text:style-name="P18"><text:span text:style-name="Strong_20_Emphasis"><text:span text:style-name="T2">Почему:</text:span></text:span><text:span text:style-name="T2"> Согласно спецификации, </text:span><text:span text:style-name="Source_20_Text"><text:span text:style-name="T3">n == 0</text:span></text:span><text:span text:style-name="T2"> и </text:span><text:span text:style-name="Source_20_Text"><text:span text:style-name="T3">n == 1</text:span></text:span><text:span text:style-name="T2"> должны возвращать </text:span><text:span text:style-name="Source_20_Text"><text:span text:style-name="T3">True</text:span></text:span><text:span text:style-name="T2">, а данный блок кода возвращает </text:span><text:span text:style-name="Source_20_Text"><text:span text:style-name="T3">False</text:span></text:span><text:span text:style-name="T2"> в случае </text:span><text:span text:style-name="Source_20_Text"><text:span text:style-name="T3">n == 0</text:span></text:span><text:span text:style-name="T2">.</text:span></text:p>
            </text:list-header>
          </text:list>
        </text:list-item>
      </text:list>
      <text:h text:style-name="P2" text:outline-level="4">2.2. Поиск мнимых “ошибок”:</text:h>
      <text:p text:style-name="P4">В коде нет участков, которые выглядят подозрительно, но на самом деле являются корректными.</text:p>
      <text:h text:style-name="P2" text:outline-level="4">2.3. Таблица тестов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6">Тестовый случай</text:p>
            </table:table-cell>
            <table:table-cell table:style-name="Таблица1.A1" office:value-type="string">
              <text:p text:style-name="P6">Ожидаемый результат</text:p>
            </table:table-cell>
            <table:table-cell table:style-name="Таблица1.A1" office:value-type="string">
              <text:p text:style-name="P6">Фактический результат</text:p>
            </table:table-cell>
            <table:table-cell table:style-name="Таблица1.A1" office:value-type="string">
              <text:p text:style-name="P6">Совпадает?</text:p>
            </table:table-cell>
          </table:table-row>
        </table:table-header-rows>
        <table:table-row>
          <table:table-cell table:style-name="Таблица1.A1" office:value-type="string">
            <text:p text:style-name="P5">-1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0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Нет</text:p>
          </table:table-cell>
        </table:table-row>
        <table:table-row>
          <table:table-cell table:style-name="Таблица1.A1" office:value-type="string">
            <text:p text:style-name="P5">1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9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16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2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3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7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15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1000000</text:p>
          </table:table-cell>
          <table:table-cell table:style-name="Таблица1.A1" office:value-type="string">
            <text:p text:style-name="P5">Tru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Нет</text:p>
          </table:table-cell>
        </table:table-row>
        <text:soft-page-break/>
        <table:table-row>
          <table:table-cell table:style-name="Таблица1.A1" office:value-type="string">
            <text:p text:style-name="P5">15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Да</text:p>
          </table:table-cell>
        </table:table-row>
        <table:table-row>
          <table:table-cell table:style-name="Таблица1.A1" office:value-type="string">
            <text:p text:style-name="P5">17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5">False</text:p>
          </table:table-cell>
          <table:table-cell table:style-name="Таблица1.A1" office:value-type="string">
            <text:p text:style-name="P7">Да</text:p>
          </table:table-cell>
        </table:table-row>
      </table:table>
      <text:p text:style-name="P21"><text:span text:style-name="T2"/></text:p>
      <text:h text:style-name="P12" text:outline-level="4"><text:span text:style-name="T4">2.4 </text:span><text:span text:style-name="T2">Исправленный код:</text:span></text:h>
      <text:p text:style-name="P21"><text:span text:style-name="T2">Пояснения:</text:span></text:p>
      <text:p text:style-name="P21"><text:span text:style-name="T2">- Строка 1: Изменено условие на n &lt; 0, чтобы соответствовать ТЗ.</text:span></text:p>
      <text:p text:style-name="P21"><text:span text:style-name="T2">- Строка 6: Изменена верхняя граница бинарного поиска на n // 2, как указано в спецификации.</text:span></text:p>
      <text:p text:style-name="P21"><text:span text:style-name="T5"/></text:p>
      <text:p text:style-name="P21"><text:span text:style-name="T5">2.</text:span><text:span text:style-name="T6">5 </text:span><text:span text:style-name="T7">Анализ и выводы:</text:span></text:p>
      <text:list text:style-name="L4">
        <text:list-header>
          <text:p text:style-name="P19"><text:span text:style-name="Strong_20_Emphasis"><text:span text:style-name="T1">Наи</text:span></text:span><text:span text:style-name="Strong_20_Emphasis"><text:span text:style-name="T2">более серьезная ошибка:</text:span></text:span><text:span text:style-name="T2"> Неверная верхняя граница бинарного поиска (</text:span><text:span text:style-name="Source_20_Text"><text:span text:style-name="T3">high = n</text:span></text:span><text:span text:style-name="T2"> вместо </text:span><text:span text:style-name="Source_20_Text"><text:span text:style-name="T3">high = n // 2</text:span></text:span><text:span text:style-name="T2">). Это приводило к неэффективному поиску и в случае очень больших чисел приводило к зависанию алгоритма из-за большого количества итераций.</text:span></text:p>
          <text:p text:style-name="P19"><text:span text:style-name="Strong_20_Emphasis"><text:span text:style-name="T2">Тип ошибки, встречавшийся чаще всего:</text:span></text:span><text:span text:style-name="T2"> Отклонение от алгоритма.</text:span></text:p>
          <text:p text:style-name="P20"><text:span text:style-name="Strong_20_Emphasis"><text:span text:style-name="T2">Самый эффективный тестовый случай:</text:span></text:span><text:span text:style-name="T2"> Тест с </text:span><text:span text:style-name="Source_20_Text"><text:span text:style-name="T3">n = 1000000</text:span></text:span><text:span text:style-name="T2">. Он сразу выявил ошибку в верхней границе бинарного поиска, так как код не мог найти корень квадратный за разумное время из-за того, что </text:span><text:span text:style-name="Source_20_Text"><text:span text:style-name="T3">high</text:span></text:span><text:span text:style-name="T2"> был слишком большим. Тест с </text:span><text:span text:style-name="Source_20_Text"><text:span text:style-name="T3">n = 0</text:span></text:span><text:span text:style-name="T2"> выявил ошибку в условии на входе.</text:span></text:p>
        </text:list-header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2:03:09.745946510</meta:creation-date>
    <dc:date>2025-06-04T12:15:20.618395627</dc:date>
    <meta:editing-duration>PT8M25S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3" meta:paragraph-count="90" meta:word-count="540" meta:character-count="3374" meta:non-whitespace-character-count="2938"/>
  </office:meta>
</office:document-meta>
</file>